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it" fo:country="IT" officeooo:rsid="00140f60" officeooo:paragraph-rsid="00140f60" style:font-size-asian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sso Malpelo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11:29:14.403981027</meta:creation-date>
    <dc:date>2016-10-26T11:30:21.979226269</dc:date>
    <meta:editing-duration>PT1M8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5.1.4.2$Linux_X86_64 LibreOffice_project/10m0$Build-2</meta:generator>
  </office:meta>
</office:document-meta>
</file>